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0" style:family="table">
      <style:table-properties style:width="18.8cm" fo:margin-top="0cm" fo:margin-bottom="0cm" table:align="center"/>
    </style:style>
    <style:style style:name="Tabla10.A" style:family="table-column">
      <style:table-column-properties style:column-width="9.402cm"/>
    </style:style>
    <style:style style:name="Tabla10.B" style:family="table-column">
      <style:table-column-properties style:column-width="9.398cm"/>
    </style:style>
    <style:style style:name="Tabla10.1" style:family="table-row">
      <style:table-row-properties style:min-row-height="1.535cm"/>
    </style:style>
    <style:style style:name="Tabla10.A1" style:family="table-cell">
      <style:table-cell-properties style:vertical-align="" fo:padding="0.097cm" fo:border="0.05pt solid #000000"/>
    </style:style>
    <style:style style:name="Tabla10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9" style:family="table">
      <style:table-properties style:width="21.001cm" fo:margin-top="0cm" fo:margin-bottom="0.45cm" table:align="margins"/>
    </style:style>
    <style:style style:name="Tabla9.A" style:family="table-column">
      <style:table-column-properties style:column-width="21.001cm" style:rel-column-width="65535*"/>
    </style:style>
    <style:style style:name="Tabla9.1" style:family="table-row">
      <style:table-row-properties style:min-row-height="10.901cm"/>
    </style:style>
    <style:style style:name="Tabla9.A1" style:family="table-cell">
      <style:table-cell-properties style:vertical-align="" fo:padding="0cm" fo:border="none"/>
    </style:style>
    <style:style style:name="Tabla2" style:family="table">
      <style:table-properties style:width="18.838cm" fo:margin-left="1.085cm" fo:margin-top="0.199cm" fo:margin-bottom="0cm" table:align="left"/>
    </style:style>
    <style:style style:name="Tabla2.A" style:family="table-column">
      <style:table-column-properties style:column-width="3.306cm"/>
    </style:style>
    <style:style style:name="Tabla2.B" style:family="table-column">
      <style:table-column-properties style:column-width="2.196cm"/>
    </style:style>
    <style:style style:name="Tabla2.C" style:family="table-column">
      <style:table-column-properties style:column-width="2.646cm"/>
    </style:style>
    <style:style style:name="Tabla2.D" style:family="table-column">
      <style:table-column-properties style:column-width="2.752cm"/>
    </style:style>
    <style:style style:name="Tabla2.E" style:family="table-column">
      <style:table-column-properties style:column-width="0.212cm"/>
    </style:style>
    <style:style style:name="Tabla2.F" style:family="table-column">
      <style:table-column-properties style:column-width="2.884cm"/>
    </style:style>
    <style:style style:name="Tabla2.G" style:family="table-column">
      <style:table-column-properties style:column-width="2.963cm"/>
    </style:style>
    <style:style style:name="Tabla2.H" style:family="table-column">
      <style:table-column-properties style:column-width="1.88cm"/>
    </style:style>
    <style:style style:name="Tabla2.1" style:family="table-row">
      <style:table-row-properties style:min-row-height="0.21cm"/>
    </style:style>
    <style:style style:name="Tabla2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style:vertical-align="middle" fo:background-color="#c0c0c0" fo:padding="0.097cm" fo:border-left="none" fo:border-right="none" fo:border-top="0.05pt solid #000000" fo:border-bottom="0.05pt solid #000000">
        <style:background-image/>
      </style:table-cell-properties>
    </style:style>
    <style:style style:name="Tabla2.H1" style:family="table-cell">
      <style:table-cell-properties style:vertical-align="middle" fo:background-color="#c0c0c0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a7" style:family="table">
      <style:table-properties style:width="18.838cm" fo:margin-left="1.101cm" fo:margin-top="0.101cm" fo:margin-bottom="0cm" table:align="left"/>
    </style:style>
    <style:style style:name="Tabla7.A" style:family="table-column">
      <style:table-column-properties style:column-width="11.113cm"/>
    </style:style>
    <style:style style:name="Tabla7.B" style:family="table-column">
      <style:table-column-properties style:column-width="7.726cm"/>
    </style:style>
    <style:style style:name="Tabla7.1" style:family="table-row">
      <style:table-row-properties style:min-row-height="2.09cm"/>
    </style:style>
    <style:style style:name="Tabla7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3" style:family="table">
      <style:table-properties style:width="11.023cm" fo:margin-left="0.064cm" fo:break-before="column" table:align="left"/>
    </style:style>
    <style:style style:name="Tabla3.A" style:family="table-column">
      <style:table-column-properties style:column-width="3.307cm"/>
    </style:style>
    <style:style style:name="Tabla3.B" style:family="table-column">
      <style:table-column-properties style:column-width="2.408cm"/>
    </style:style>
    <style:style style:name="Tabla3.C" style:family="table-column">
      <style:table-column-properties style:column-width="2.646cm"/>
    </style:style>
    <style:style style:name="Tabla3.D" style:family="table-column">
      <style:table-column-properties style:column-width="2.662cm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5" style:family="table-row">
      <style:table-row-properties style:min-row-height="0.365cm"/>
    </style:style>
    <style:style style:name="Tabla3.9" style:family="table-row">
      <style:table-row-properties style:min-row-height="0.141cm"/>
    </style:style>
    <style:style style:name="Tabla4" style:family="table">
      <style:table-properties style:width="7.726cm" fo:break-before="column" table:align="margins"/>
    </style:style>
    <style:style style:name="Tabla4.A" style:family="table-column">
      <style:table-column-properties style:column-width="2.575cm" style:rel-column-width="21845*"/>
    </style:style>
    <style:style style:name="Tabla4.B" style:family="table-column">
      <style:table-column-properties style:column-width="3.14cm" style:rel-column-width="26632*"/>
    </style:style>
    <style:style style:name="Tabla4.C" style:family="table-column">
      <style:table-column-properties style:column-width="2.011cm" style:rel-column-width="17058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20.128cm" table:align="right"/>
    </style:style>
    <style:style style:name="Tabla8.A" style:family="table-column">
      <style:table-column-properties style:column-width="0.238cm"/>
    </style:style>
    <style:style style:name="Tabla8.B" style:family="table-column">
      <style:table-column-properties style:column-width="3.81cm"/>
    </style:style>
    <style:style style:name="Tabla8.C" style:family="table-column">
      <style:table-column-properties style:column-width="3.678cm"/>
    </style:style>
    <style:style style:name="Tabla8.D" style:family="table-column">
      <style:table-column-properties style:column-width="1.455cm"/>
    </style:style>
    <style:style style:name="Tabla8.E" style:family="table-column">
      <style:table-column-properties style:column-width="0.635cm"/>
    </style:style>
    <style:style style:name="Tabla8.F" style:family="table-column">
      <style:table-column-properties style:column-width="1.217cm"/>
    </style:style>
    <style:style style:name="Tabla8.G" style:family="table-column">
      <style:table-column-properties style:column-width="0.9cm"/>
    </style:style>
    <style:style style:name="Tabla8.H" style:family="table-column">
      <style:table-column-properties style:column-width="2.381cm"/>
    </style:style>
    <style:style style:name="Tabla8.I" style:family="table-column">
      <style:table-column-properties style:column-width="1.005cm"/>
    </style:style>
    <style:style style:name="Tabla8.J" style:family="table-column">
      <style:table-column-properties style:column-width="3.493cm"/>
    </style:style>
    <style:style style:name="Tabla8.K" style:family="table-column">
      <style:table-column-properties style:column-width="1.316cm"/>
    </style:style>
    <style:style style:name="Tabla8.1" style:family="table-row">
      <style:table-row-properties style:min-row-height="0.503cm"/>
    </style:style>
    <style:style style:name="Tabla8.A1" style:family="table-cell">
      <style:table-cell-properties fo:padding="0cm" fo:border="none"/>
    </style:style>
    <style:style style:name="Tabla8.C1" style:family="table-cell">
      <style:table-cell-properties style:vertical-align="" fo:padding="0cm" fo:border="none"/>
    </style:style>
    <style:style style:name="Tabla8.H1" style:family="table-cell">
      <style:table-cell-properties style:vertical-align="middle" fo:padding="0cm" fo:border="none"/>
    </style:style>
    <style:style style:name="Tabla8.2" style:family="table-row">
      <style:table-row-properties style:min-row-height="0.621cm"/>
    </style:style>
    <style:style style:name="Tabla8.3" style:family="table-row">
      <style:table-row-properties style:min-row-height="0.12cm"/>
    </style:style>
    <style:style style:name="Tabla8.4" style:family="table-row">
      <style:table-row-properties style:min-row-height="0.132cm"/>
    </style:style>
    <style:style style:name="Tabla8.5" style:family="table-row">
      <style:table-row-properties style:min-row-height="0.76cm"/>
    </style:style>
    <style:style style:name="Tabla8.6" style:family="table-row">
      <style:table-row-properties style:min-row-height="1.429cm"/>
    </style:style>
    <style:style style:name="Tabla1" style:family="table">
      <style:table-properties style:width="18.8cm" fo:margin-top="0cm" fo:margin-bottom="0cm" table:align="center"/>
    </style:style>
    <style:style style:name="Tabla1.A" style:family="table-column">
      <style:table-column-properties style:column-width="9.402cm"/>
    </style:style>
    <style:style style:name="Tabla1.B" style:family="table-column">
      <style:table-column-properties style:column-width="9.398cm"/>
    </style:style>
    <style:style style:name="Tabla1.1" style:family="table-row">
      <style:table-row-properties style:min-row-height="1.323cm"/>
    </style:style>
    <style:style style:name="Tabla1.A1" style:family="table-cell">
      <style:table-cell-properties style:vertical-align="" fo:padding="0.097cm" fo:border="0.05pt solid #000000"/>
    </style:style>
    <style:style style:name="Tabla1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12" style:family="table">
      <style:table-properties style:width="18.812cm" fo:margin-left="1.101cm" fo:margin-top="0.199cm" fo:margin-bottom="0cm" table:align="left"/>
    </style:style>
    <style:style style:name="Tabla12.A" style:family="table-column">
      <style:table-column-properties style:column-width="3.268cm"/>
    </style:style>
    <style:style style:name="Tabla12.B" style:family="table-column">
      <style:table-column-properties style:column-width="2.207cm"/>
    </style:style>
    <style:style style:name="Tabla12.C" style:family="table-column">
      <style:table-column-properties style:column-width="2.649cm"/>
    </style:style>
    <style:style style:name="Tabla12.D" style:family="table-column">
      <style:table-column-properties style:column-width="2.755cm"/>
    </style:style>
    <style:style style:name="Tabla12.E" style:family="table-column">
      <style:table-column-properties style:column-width="0.217cm"/>
    </style:style>
    <style:style style:name="Tabla12.F" style:family="table-column">
      <style:table-column-properties style:column-width="2.861cm"/>
    </style:style>
    <style:style style:name="Tabla12.G" style:family="table-column">
      <style:table-column-properties style:column-width="2.972cm"/>
    </style:style>
    <style:style style:name="Tabla12.H" style:family="table-column">
      <style:table-column-properties style:column-width="1.882cm"/>
    </style:style>
    <style:style style:name="Tabla12.1" style:family="table-row">
      <style:table-row-properties style:min-row-height="0.21cm"/>
    </style:style>
    <style:style style:name="Tabla12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B1" style:family="table-cell">
      <style:table-cell-properties style:vertical-align="middle" fo:background-color="#c0c0c0" fo:padding="0.097cm" fo:border-left="none" fo:border-right="none" fo:border-top="0.05pt solid #000000" fo:border-bottom="0.05pt solid #000000">
        <style:background-image/>
      </style:table-cell-properties>
    </style:style>
    <style:style style:name="Tabla12.H1" style:family="table-cell">
      <style:table-cell-properties style:vertical-align="middle" fo:background-color="#c0c0c0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a5" style:family="table">
      <style:table-properties style:width="18.812cm" fo:margin-left="1.111cm" fo:break-before="column" table:align="left"/>
    </style:style>
    <style:style style:name="Tabla5.A" style:family="table-column">
      <style:table-column-properties style:column-width="10.821cm"/>
    </style:style>
    <style:style style:name="Tabla5.B" style:family="table-column">
      <style:table-column-properties style:column-width="7.99cm"/>
    </style:style>
    <style:style style:name="Tabla6" style:family="table">
      <style:table-properties style:width="10.821cm" fo:margin-top="0cm" fo:margin-bottom="0cm" table:align="margins"/>
    </style:style>
    <style:style style:name="Tabla6.A" style:family="table-column">
      <style:table-column-properties style:column-width="3.149cm" style:rel-column-width="19067*"/>
    </style:style>
    <style:style style:name="Tabla6.B" style:family="table-column">
      <style:table-column-properties style:column-width="2.487cm" style:rel-column-width="15061*"/>
    </style:style>
    <style:style style:name="Tabla6.C" style:family="table-column">
      <style:table-column-properties style:column-width="2.593cm" style:rel-column-width="15702*"/>
    </style:style>
    <style:style style:name="Tabla6.D" style:family="table-column">
      <style:table-column-properties style:column-width="2.593cm" style:rel-column-width="15705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7.99cm" table:align="margins"/>
    </style:style>
    <style:style style:name="Tabla11.A" style:family="table-column">
      <style:table-column-properties style:column-width="2.752cm" style:rel-column-width="22568*"/>
    </style:style>
    <style:style style:name="Tabla11.B" style:family="table-column">
      <style:table-column-properties style:column-width="2.99cm" style:rel-column-width="24521*"/>
    </style:style>
    <style:style style:name="Tabla11.C" style:family="table-column">
      <style:table-column-properties style:column-width="2.249cm" style:rel-column-width="18446*"/>
    </style:style>
    <style:style style:name="Tabla11.A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20.128cm" table:align="right"/>
    </style:style>
    <style:style style:name="Tabla14.A" style:family="table-column">
      <style:table-column-properties style:column-width="0.238cm"/>
    </style:style>
    <style:style style:name="Tabla14.B" style:family="table-column">
      <style:table-column-properties style:column-width="3.81cm"/>
    </style:style>
    <style:style style:name="Tabla14.C" style:family="table-column">
      <style:table-column-properties style:column-width="3.678cm"/>
    </style:style>
    <style:style style:name="Tabla14.D" style:family="table-column">
      <style:table-column-properties style:column-width="1.455cm"/>
    </style:style>
    <style:style style:name="Tabla14.E" style:family="table-column">
      <style:table-column-properties style:column-width="0.635cm"/>
    </style:style>
    <style:style style:name="Tabla14.F" style:family="table-column">
      <style:table-column-properties style:column-width="1.217cm"/>
    </style:style>
    <style:style style:name="Tabla14.G" style:family="table-column">
      <style:table-column-properties style:column-width="0.9cm"/>
    </style:style>
    <style:style style:name="Tabla14.H" style:family="table-column">
      <style:table-column-properties style:column-width="2.381cm"/>
    </style:style>
    <style:style style:name="Tabla14.I" style:family="table-column">
      <style:table-column-properties style:column-width="1.005cm"/>
    </style:style>
    <style:style style:name="Tabla14.J" style:family="table-column">
      <style:table-column-properties style:column-width="3.493cm"/>
    </style:style>
    <style:style style:name="Tabla14.K" style:family="table-column">
      <style:table-column-properties style:column-width="1.316cm"/>
    </style:style>
    <style:style style:name="Tabla14.1" style:family="table-row">
      <style:table-row-properties style:min-row-height="0.503cm"/>
    </style:style>
    <style:style style:name="Tabla14.A1" style:family="table-cell">
      <style:table-cell-properties fo:padding="0cm" fo:border="none"/>
    </style:style>
    <style:style style:name="Tabla14.C1" style:family="table-cell">
      <style:table-cell-properties style:vertical-align="" fo:padding="0cm" fo:border="none"/>
    </style:style>
    <style:style style:name="Tabla14.2" style:family="table-row">
      <style:table-row-properties style:min-row-height="0.621cm"/>
    </style:style>
    <style:style style:name="Tabla14.3" style:family="table-row">
      <style:table-row-properties style:min-row-height="0.265cm"/>
    </style:style>
    <style:style style:name="Tabla14.4" style:family="table-row">
      <style:table-row-properties style:min-row-height="0.572cm"/>
    </style:style>
    <style:style style:name="Tabla14.H4" style:family="table-cell">
      <style:table-cell-properties style:vertical-align="middle" fo:padding="0cm" fo:border="none"/>
    </style:style>
    <style:style style:name="Tabla14.5" style:family="table-row">
      <style:table-row-properties style:min-row-height="0.381cm"/>
    </style:style>
    <style:style style:name="Tabla14.6" style:family="table-row">
      <style:table-row-properties style:min-row-height="1.085cm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3pt" fo:letter-spacing="-0.007cm" fo:font-weight="normal" style:font-size-asian="3pt" style:font-weight-asian="normal" style:font-name-complex="Lucida Sans" style:font-size-complex="3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7pt" fo:letter-spacing="-0.012cm" fo:font-style="normal" style:text-underline-style="none" fo:font-weight="normal" officeooo:paragraph-rsid="002de23f" style:font-size-asian="7pt" style:font-style-asian="normal" style:font-weight-asian="normal" style:font-name-complex="Lucida Sans" style:font-size-complex="7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officeooo:paragraph-rsid="002b9aa8" style:font-size-asian="9pt" style:font-weight-asian="bold" style:font-name-complex="Lucida Sans" style:font-size-complex="9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style:font-size-asian="9pt" style:font-size-complex="9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7pt" fo:font-weight="normal" officeooo:rsid="002efe33" officeooo:paragraph-rsid="002efe33" style:font-size-asian="7pt" style:font-weight-asian="normal" style:font-size-complex="7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7pt" fo:font-weight="normal" officeooo:rsid="002efe33" officeooo:paragraph-rsid="0032d2ad" style:font-size-asian="7pt" style:font-weight-asian="normal" style:font-size-complex="7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7pt" fo:font-weight="normal" style:font-size-asian="7pt" style:font-weight-asian="normal" style:font-size-complex="7pt" style:font-weight-complex="normal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17" style:family="paragraph" style:parent-style-name="Standard">
      <style:paragraph-properties fo:margin-left="0cm" fo:margin-right="0cm" fo:margin-top="0.199cm" fo:margin-bottom="0.199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font-size="7pt" fo:font-weight="normal" style:font-size-asian="7pt" style:font-weight-asian="normal" style:font-size-complex="7pt" style:font-weight-complex="normal"/>
    </style:style>
    <style:style style:name="P19" style:family="paragraph" style:parent-style-name="Table_20_Contents">
      <style:paragraph-properties fo:margin-top="0cm" fo:margin-bottom="0cm" loext:contextual-spacing="false" fo:line-height="150%"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margin-top="0cm" fo:margin-bottom="0cm" loext:contextual-spacing="false" fo:line-height="150%" fo:text-align="center" style:justify-single-word="false" fo:break-before="column"/>
      <style:text-properties style:font-name="Lucida Sans" fo:font-size="10pt" fo:font-weight="bold" officeooo:paragraph-rsid="002d479e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margin-top="0cm" fo:margin-bottom="0cm" loext:contextual-spacing="false"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margin-top="0cm" fo:margin-bottom="0cm" loext:contextual-spacing="false" fo:line-height="100%" fo:text-align="center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fo:font-size="7pt" fo:font-weight="normal" style:font-size-asian="7pt" style:font-weight-asian="normal" style:font-size-complex="7pt" style:font-weight-complex="normal"/>
    </style:style>
    <style:style style:name="P24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25" style:family="paragraph" style:parent-style-name="Normal">
      <style:paragraph-properties fo:margin-top="0cm" fo:margin-bottom="0cm" loext:contextual-spacing="false" fo:line-height="100%" fo:text-align="center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26" style:family="paragraph" style:parent-style-name="Normal">
      <style:paragraph-properties fo:margin-top="0cm" fo:margin-bottom="0cm" loext:contextual-spacing="false" fo:line-height="100%" fo:text-align="center" style:justify-single-word="false" fo:orphans="0" fo:widows="0" style:text-autospace="none" style:snap-to-layout-grid="false"/>
      <style:text-properties fo:font-size="8pt" officeooo:paragraph-rsid="002b9aa8" style:font-size-asian="8pt" style:font-size-complex="8pt"/>
    </style:style>
    <style:style style:name="P27" style:family="paragraph" style:parent-style-name="Table_20_Contents">
      <style:paragraph-properties fo:margin-top="0cm" fo:margin-bottom="0cm" loext:contextual-spacing="false"/>
      <style:text-properties fo:font-size="8pt" style:font-size-asian="8pt" style:font-size-complex="8pt"/>
    </style:style>
    <style:style style:name="P28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29" style:family="paragraph" style:parent-style-name="Text_20_body">
      <style:text-properties fo:font-size="2pt" style:font-size-asian="1.75pt" style:font-size-complex="2pt"/>
    </style:style>
    <style:style style:name="P30" style:family="paragraph" style:parent-style-name="Text_20_body">
      <style:text-properties fo:font-size="3pt" style:font-size-asian="2.59999990463257pt" style:font-size-complex="3pt"/>
    </style:style>
    <style:style style:name="P3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218ce9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2d7225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35" style:family="paragraph" style:parent-style-name="Table_20_Contents">
      <style:paragraph-properties fo:margin-left="0cm" fo:margin-right="0.101cm" fo:margin-top="0cm" fo:margin-bottom="0cm" loext:contextual-spacing="false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36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paragraph-rsid="0029f0c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7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rsid="0029f0cd" officeooo:paragraph-rsid="0029f0c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8" style:family="paragraph" style:parent-style-name="Table_20_Contents">
      <style:paragraph-properties fo:margin-left="0cm" fo:margin-right="0.101cm" fo:margin-top="0cm" fo:margin-bottom="0cm" loext:contextual-spacing="false" fo:line-height="100%" fo:text-align="center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rsid="0033d176" officeooo:paragraph-rsid="0035975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Text_20_body">
      <style:paragraph-properties fo:break-before="column"/>
      <style:text-properties fo:font-size="2pt" style:font-size-asian="1.75pt" style:font-size-complex="2pt"/>
    </style:style>
    <style:style style:name="P40" style:family="paragraph" style:parent-style-name="Standard">
      <style:text-properties fo:font-size="10pt" style:font-size-asian="10pt" style:font-size-complex="10pt"/>
    </style:style>
    <style:style style:name="P4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size="7pt" fo:font-weight="normal" style:font-size-asian="7pt" style:font-weight-asian="normal" style:font-size-complex="7pt" style:font-weight-complex="normal"/>
    </style:style>
    <style:style style:name="P4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7pt" fo:font-weight="normal" style:font-size-asian="7pt" style:font-weight-asian="normal" style:font-name-complex="Lucida Sans" style:font-size-complex="7pt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font-size="7pt" fo:font-weight="normal" style:font-size-asian="7pt" style:font-weight-asian="normal" style:font-size-complex="7pt" style:font-weight-complex="normal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7pt" fo:font-weight="normal" style:font-size-asian="7pt" style:font-weight-asian="normal" style:font-name-complex="Lucida Sans" style:font-size-complex="7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officeooo:paragraph-rsid="003d1957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3d1957"/>
    </style:style>
    <style:style style:name="P47" style:family="paragraph" style:parent-style-name="Text_20_body">
      <style:paragraph-properties fo:margin-top="0cm" fo:margin-bottom="0.101cm" loext:contextual-spacing="false"/>
      <style:text-properties fo:font-size="2pt" style:font-size-asian="1.75pt" style:font-size-complex="2pt"/>
    </style:style>
    <style:style style:name="P48" style:family="paragraph" style:parent-style-name="Text_20_body">
      <style:paragraph-properties fo:margin-top="0cm" fo:margin-bottom="0.101cm" loext:contextual-spacing="false" fo:line-height="100%" fo:text-align="center" style:justify-single-word="false"/>
      <style:text-properties fo:font-size="2pt" officeooo:paragraph-rsid="003d1957" style:font-size-asian="1.75pt" style:font-size-complex="2pt"/>
    </style:style>
    <style:style style:name="P49" style:family="paragraph" style:parent-style-name="Text_20_body" style:master-page-name="">
      <loext:graphic-properties draw:fill="none"/>
      <style:paragraph-properties fo:margin-left="0cm" fo:margin-right="0cm" fo:margin-top="0cm" fo:margin-bottom="0.101cm" loext:contextual-spacing="false" fo:line-height="100%" fo:text-align="center" style:justify-single-word="false" fo:text-indent="0cm" style:auto-text-indent="false" style:page-number="auto" fo:background-color="transparent">
        <style:tab-stops/>
      </style:paragraph-properties>
      <style:text-properties fo:font-size="2pt" officeooo:paragraph-rsid="003d1957" style:font-size-asian="1.75pt" style:font-size-complex="2pt"/>
    </style:style>
    <style:style style:name="P50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text-indent="12.599cm" style:auto-text-indent="false" style:page-number="auto" fo:background-color="transparent"/>
      <style:text-properties fo:font-size="2pt" style:font-size-asian="1.75pt" style:font-size-complex="2pt"/>
    </style:style>
    <style:style style:name="T1" style:family="text">
      <style:text-properties fo:color="#221f1f" style:text-position="-5% 100%" fo:letter-spacing="-0.007cm" fo:font-style="normal" style:text-underline-style="none" style:font-style-asian="normal" style:font-name-complex="Lucida Sans" style:font-style-complex="normal"/>
    </style:style>
    <style:style style:name="T2" style:family="text">
      <style:text-properties fo:color="#221f1f" style:text-position="-5% 100%" fo:letter-spacing="-0.007cm" fo:font-style="normal" style:text-underline-style="none" officeooo:rsid="00218ce9" style:font-style-asian="normal" style:font-name-complex="Lucida Sans" style:font-style-complex="normal"/>
    </style:style>
    <style:style style:name="T3" style:family="text">
      <style:text-properties fo:color="#221f1f" style:text-position="-5% 100%" fo:letter-spacing="-0.007cm" fo:font-style="normal" style:text-underline-style="none" officeooo:rsid="002d7225" style:font-style-asian="normal" style:font-name-complex="Lucida Sans" style:font-style-complex="normal"/>
    </style:style>
    <style:style style:name="T4" style:family="text">
      <style:text-properties fo:color="#221f1f" style:text-position="-5% 100%" fo:letter-spacing="-0.007cm" fo:font-style="normal" style:text-underline-style="none" style:font-style-asian="normal" style:font-style-complex="normal"/>
    </style:style>
    <style:style style:name="T5" style:family="text">
      <style:text-properties fo:color="#221f1f" style:text-position="-5% 100%" fo:letter-spacing="-0.007cm" fo:font-style="normal" style:font-style-asian="normal" style:font-style-complex="normal"/>
    </style:style>
    <style:style style:name="T6" style:family="text">
      <style:text-properties fo:color="#221f1f" style:text-position="-5% 100%" style:font-name="Lucida Sans" fo:font-size="9pt" fo:letter-spacing="-0.007cm" fo:font-style="italic" style:text-underline-style="none" fo:font-weight="bold" style:font-size-asian="9pt" style:font-style-asian="italic" style:font-weight-asian="bold" style:font-name-complex="Lucida Sans" style:font-size-complex="9pt" style:font-style-complex="italic" style:font-weight-complex="bold"/>
    </style:style>
    <style:style style:name="T7" style:family="text">
      <style:text-properties fo:color="#221f1f" style:text-position="-5% 100%" style:font-name="Lucida Sans" fo:font-size="9pt" fo:letter-spacing="-0.007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8" style:family="text">
      <style:text-properties fo:color="#221f1f" style:text-position="-5% 100%" style:font-name="Lucida Sans" fo:letter-spacing="-0.007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9" style:family="text">
      <style:text-properties fo:color="#221f1f" style:text-position="-5% 100%" style:font-name="Lucida Sans" fo:letter-spacing="-0.007cm" fo:font-style="normal" style:text-underline-style="none" style:font-style-asian="normal" style:font-name-complex="Lucida Sans" style:font-style-complex="normal"/>
    </style:style>
    <style:style style:name="T10" style:family="text">
      <style:text-properties fo:color="#221f1f"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11" style:family="text">
      <style:text-properties fo:color="#221f1f" style:text-position="-5% 100%" style:font-name="Lucida Sans" fo:letter-spacing="-0.012cm" fo:font-style="normal" style:font-style-asian="normal" style:font-name-complex="Lucida Sans" style:font-style-complex="normal"/>
    </style:style>
    <style:style style:name="T12" style:family="text">
      <style:text-properties fo:color="#221f1f" style:text-position="-5% 100%" style:font-name="Lucida Sans" fo:letter-spacing="-0.012cm" style:font-name-complex="Lucida Sans"/>
    </style:style>
    <style:style style:name="T13" style:family="text">
      <style:text-properties fo:color="#221f1f" style:text-position="-5% 100%" style:font-name="Lucida Sans" fo:letter-spacing="-0.009cm" fo:font-style="normal" style:text-underline-style="none" style:font-style-asian="normal" style:font-name-complex="Lucida Sans" style:font-style-complex="normal"/>
    </style:style>
    <style:style style:name="T14" style:family="text">
      <style:text-properties fo:color="#221f1f" style:text-position="-5% 100%" style:font-name="Lucida Sans" fo:font-size="10pt" fo:letter-spacing="-0.012cm" fo:font-weight="bold" style:font-size-asian="10pt" style:font-weight-asian="bold" style:font-name-complex="Lucida Sans" style:font-size-complex="10pt" style:font-weight-complex="bold"/>
    </style:style>
    <style:style style:name="T15" style:family="text">
      <style:text-properties fo:color="#221f1f" style:text-position="-5% 100%" style:font-name="Lucida Sans" fo:font-size="10pt" fo:letter-spacing="-0.012cm" fo:font-weight="bold" officeooo:rsid="001fb7ab" style:font-size-asian="10pt" style:font-weight-asian="bold" style:font-name-complex="Lucida Sans" style:font-size-complex="10pt" style:font-weight-complex="bold"/>
    </style:style>
    <style:style style:name="T16" style:family="text">
      <style:text-properties fo:color="#221f1f" style:text-position="-5% 100%" style:font-name="Lucida Sans" fo:font-size="10pt" fo:letter-spacing="-0.012cm" fo:font-weight="bold" officeooo:rsid="001fb7ab" style:font-size-asian="8.75pt" style:font-weight-asian="bold" style:font-name-complex="Lucida Sans" style:font-size-complex="10pt" style:font-weight-complex="bold"/>
    </style:style>
    <style:style style:name="T1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18" style:family="text">
      <style:text-properties fo:color="#221f1f" style:text-position="-5% 100%" fo:letter-spacing="-0.012cm" fo:font-style="normal" style:text-underline-style="none" style:font-style-asian="normal" style:font-style-complex="normal"/>
    </style:style>
    <style:style style:name="T19" style:family="text">
      <style:text-properties fo:color="#221f1f" style:text-position="-5% 100%" fo:letter-spacing="-0.009cm" fo:font-style="normal" style:text-underline-style="none" style:font-style-asian="normal" style:font-style-complex="normal"/>
    </style:style>
    <style:style style:name="T20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21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22" style:family="text">
      <style:text-properties fo:color="#221f1f" style:font-name="Lucida Sans" style:font-name-complex="Lucida Sans"/>
    </style:style>
    <style:style style:name="T23" style:family="text">
      <style:text-properties fo:color="#221f1f" style:font-name="Lucida Sans" fo:letter-spacing="-0.012cm" style:font-name-complex="Lucida Sans"/>
    </style:style>
    <style:style style:name="T24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10pt" fo:letter-spacing="-0.007cm" fo:font-weight="normal" style:font-size-asian="10pt" style:font-weight-asian="normal" style:font-name-complex="Lucida Sans" style:font-size-complex="10pt" style:font-weight-complex="normal"/>
    </style:style>
    <style:style style:name="T26" style:family="text">
      <style:text-properties fo:color="#221f1f" style:font-name="Lucida Sans" fo:font-size="10pt" fo:letter-spacing="-0.007cm" fo:font-weight="normal" officeooo:rsid="003c2372" style:font-size-asian="10pt" style:font-weight-asian="normal" style:font-name-complex="Lucida Sans" style:font-size-complex="10pt" style:font-weight-complex="normal"/>
    </style:style>
    <style:style style:name="T27" style:family="text">
      <style:text-properties fo:color="#221f1f" style:font-name="Lucida Sans" fo:font-size="10pt" fo:letter-spacing="-0.007cm" fo:font-weight="normal" officeooo:rsid="003bb644" style:font-size-asian="10pt" style:font-weight-asian="normal" style:font-name-complex="Lucida Sans" style:font-size-complex="10pt" style:font-weight-complex="normal"/>
    </style:style>
    <style:style style:name="T28" style:family="text">
      <style:text-properties fo:color="#221f1f" style:font-name="Lucida Sans" fo:font-size="10pt" fo:letter-spacing="-0.007cm" fo:font-weight="normal" officeooo:rsid="001fb7ab" style:font-size-asian="10pt" style:font-weight-asian="normal" style:font-name-complex="Lucida Sans" style:font-size-complex="10pt" style:font-weight-complex="normal"/>
    </style:style>
    <style:style style:name="T29" style:family="text">
      <style:text-properties fo:color="#221f1f" fo:letter-spacing="-0.007cm" fo:font-style="normal" style:font-style-asian="normal" style:font-style-complex="normal"/>
    </style:style>
    <style:style style:name="T30" style:family="text">
      <style:text-properties style:use-window-font-color="true"/>
    </style:style>
    <style:style style:name="T31" style:family="text">
      <style:text-properties fo:color="#000000" style:font-name="Lucida Sans" fo:letter-spacing="0.004cm" fo:font-style="normal" style:font-style-asian="normal" style:font-name-complex="Lucida Sans" style:font-style-complex="normal"/>
    </style:style>
    <style:style style:name="T32" style:family="text">
      <style:text-properties fo:color="#000000" style:font-name="Lucida Sans" fo:letter-spacing="0.004cm" fo:font-style="normal" officeooo:rsid="002d7225" style:font-style-asian="normal" style:font-name-complex="Lucida Sans" style:font-style-complex="normal"/>
    </style:style>
    <style:style style:name="T33" style:family="text">
      <style:text-properties fo:font-size="10pt" officeooo:rsid="001fb7ab" style:font-size-asian="8.75pt" style:font-size-complex="10pt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10pt" officeooo:rsid="003bb644" style:font-size-asian="10pt" style:font-size-complex="10pt"/>
    </style:style>
    <style:style style:name="T36" style:family="text">
      <style:text-properties fo:font-size="10pt" officeooo:rsid="003c2372" style:font-size-asian="10pt" style:font-size-complex="10pt"/>
    </style:style>
    <style:style style:name="T37" style:family="text">
      <style:text-properties officeooo:rsid="002ebf2c"/>
    </style:style>
    <style:style style:name="T38" style:family="text">
      <style:text-properties officeooo:rsid="003bb644"/>
    </style:style>
    <style:style style:name="T39" style:family="text">
      <style:text-properties officeooo:rsid="003c23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P29"/>
      <text:p text:style-name="P45"><text:span text:style-name="T24"><text:s text:c="94"/></text:span><text:span text:style-name="T26">Recibo</text:span><text:span text:style-name="T27"> N.º </text:span><text:span text:style-name="T25"><text:text-input text:description="&lt;o.document_number[5:18]&gt;">65432161</text:text-input></text:span></text:p>
      <text:p text:style-name="P46"><text:span text:style-name="T25"><text:s text:c="51"/></text:span><text:span text:style-name="T14"><text:placeholder text:placeholder-type="text">&lt;o.date&gt;</text:placeholder></text:span></text:p>
      <text:p text:style-name="P30"/>
      <text:p text:style-name="P50"/>
      <text:p text:style-name="P29"/>
      <text:p text:style-name="P30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41"><text:span text:style-name="T31"><text:text-input text:description="&lt;choose&gt;">ch</text:text-input></text:span><text:span text:style-name="T31"><text:text-input text:description="&lt;when test=&quot;o.type=='payment'&quot;&gt;">wP</text:text-input></text:span><text:span text:style-name="T31">Proveedor</text:span><text:span text:style-name="T31"><text:text-input text:description="&lt;/when&gt;">/w</text:text-input></text:span><text:span text:style-name="T31"><text:text-input text:description="&lt;when test=&quot;o.type=='receipt'&quot;&gt;">wR</text:text-input></text:span><text:span text:style-name="T32">Socio</text:span><text:span text:style-name="T31"><text:text-input text:description="&lt;/when&gt;">/w</text:text-input></text:span><text:span text:style-name="T31"><text:text-input text:description="&lt;/choose&gt;">/ch</text:text-input></text:span><text:span text:style-name="T22">: </text:span><text:span text:style-name="T22"><text:text-input text:description="&lt;o.partner_id.commercial_partner_id.name&gt;">partner</text:text-input></text:span><text:span text:style-name="T22"> </text:span><text:span text:style-name="T23"><text:s/></text:span></text:p>
            <text:p text:style-name="P41"><text:span text:style-name="T9">Dirección</text:span><text:span text:style-name="T13">: </text:span><text:span text:style-name="T13"><text:placeholder text:placeholder-type="text">&lt;partner_address(o.partner_id.commercial_partner_id)&gt;</text:placeholder></text:span></text:p>
            <text:p text:style-name="P43"><text:span text:style-name="T21">Cond IVA</text:span><text:span text:style-name="T22">:</text:span><text:span text:style-name="T23"> </text:span><text:span text:style-name="T12"><text:placeholder text:placeholder-type="text">&lt;o.partner_id.commercial_partner_id.responsability_id.name&gt;</text:placeholder></text:span></text:p>
            <text:p text:style-name="P44"><text:span text:style-name="T4">CUIT</text:span><text:span text:style-name="T18">: </text:span><text:span text:style-name="T18"><text:placeholder text:placeholder-type="text">&lt;o.partner_id.commercial_partner_id.formated_vat&gt;</text:placeholder></text:span></text:p>
          </table:table-cell>
          <table:table-cell table:style-name="Tabla10.B1" office:value-type="string">
            <text:p text:style-name="P23"><text:span text:style-name="T21">Teléfono</text:span><text:span text:style-name="T22">:</text:span><text:span text:style-name="T23"> </text:span><text:span text:style-name="T12"><text:placeholder text:placeholder-type="text">&lt;o.partner_id.commercial_partner_id.phone&gt;</text:placeholder></text:span></text:p>
            <text:p text:style-name="P18"><text:span text:style-name="T21">Mail</text:span><text:span text:style-name="T22">:</text:span><text:span text:style-name="T23"> </text:span><text:span text:style-name="T12"><text:placeholder text:placeholder-type="text">&lt;o.partner_id.commercial_partner_id.email&gt;</text:placeholder></text:span></text:p>
            <text:p text:style-name="P15"><text:span text:style-name="T11"><text:placeholder text:placeholder-type="text">&lt;if test="o.partner_id.parent_id"&gt;</text:placeholder></text:span><text:span text:style-name="T11">Enviar a</text:span><text:span text:style-name="T12">: </text:span><text:span text:style-name="T12"><text:placeholder text:placeholder-type="text">&lt;o.partner_id.name&gt;</text:placeholder></text:span><text:span text:style-name="T12"> - </text:span><text:span text:style-name="T10"><text:placeholder text:placeholder-type="text">&lt;partner_address(o.partner_id)&gt;</text:placeholder></text:span><text:span text:style-name="T12"><text:placeholder text:placeholder-type="text">&lt;/if&gt;</text:placeholder></text:span></text:p>
            <text:p text:style-name="P14"><text:span text:style-name="T12">Producto:</text:span><text:span text:style-name="T10"><text:placeholder text:placeholder-type="text">&lt;', '.join(o.partner_id.owned_craft_ids.mapped('product_id.product_tmpl_id.name'))&gt;</text:placeholder></text:span></text:p>
            <text:p text:style-name="P4"><text:span text:style-name="T37">Embarcación: </text:span><text:placeholder text:placeholder-type="text">&lt;', '.join(o.partner_id.owned_craft_ids.mapped('name'))&gt;</text:placeholder></text:p>
          </table:table-cell>
        </table:table-row>
      </table:table>
      <table:table table:name="Tabla9" table:style-name="Tabla9">
        <table:table-column table:style-name="Tabla9.A"/>
        <table:table-header-rows>
          <table:table-row table:style-name="Tabla9.1">
            <table:table-cell table:style-name="Tabla9.A1" office:value-type="string">
              <table:table table:name="Tabla2" table:style-name="Tabla2">
                <table:table-column table:style-name="Tabla2.A"/>
                <table:table-column table:style-name="Tabla2.B"/>
                <table:table-column table:style-name="Tabla2.C"/>
                <table:table-column table:style-name="Tabla2.D"/>
                <table:table-column table:style-name="Tabla2.E"/>
                <table:table-column table:style-name="Tabla2.F"/>
                <table:table-column table:style-name="Tabla2.G"/>
                <table:table-column table:style-name="Tabla2.H"/>
                <table:table-row table:style-name="Tabla2.1">
                  <table:table-cell table:style-name="Tabla2.A1" office:value-type="string">
                    <text:p text:style-name="P32"><text:span text:style-name="Fuente_20_de_20_párrafo_20_predeter."><text:span text:style-name="T2">Descripción</text:span></text:span></text:p>
                  </table:table-cell>
                  <table:table-cell table:style-name="Tabla2.B1" office:value-type="string">
                    <text:p text:style-name="P31"><text:span text:style-name="Fuente_20_de_20_párrafo_20_predeter."><text:span text:style-name="T1">Fecha de venc.</text:span></text:span></text:p>
                  </table:table-cell>
                  <table:table-cell table:style-name="Tabla2.B1" office:value-type="string">
                    <text:p text:style-name="P33"><text:span text:style-name="Fuente_20_de_20_párrafo_20_predeter."><text:span text:style-name="T3">Saldo</text:span></text:span></text:p>
                  </table:table-cell>
                  <table:table-cell table:style-name="Tabla2.B1" office:value-type="string">
                    <text:p text:style-name="P33"><text:span text:style-name="Fuente_20_de_20_párrafo_20_predeter."><text:span text:style-name="T3">Pagado</text:span></text:span></text:p>
                  </table:table-cell>
                  <table:table-cell table:style-name="Tabla2.B1" office:value-type="string">
                    <text:p text:style-name="P31"/>
                  </table:table-cell>
                  <table:table-cell table:style-name="Tabla2.B1" office:value-type="string">
                    <text:p text:style-name="P31"><text:span text:style-name="Fuente_20_de_20_párrafo_20_predeter."><text:span text:style-name="T1">N Cheque</text:span></text:span></text:p>
                  </table:table-cell>
                  <table:table-cell table:style-name="Tabla2.B1" office:value-type="string">
                    <text:p text:style-name="P31"><text:span text:style-name="Fuente_20_de_20_párrafo_20_predeter."><text:span text:style-name="T1">Banco</text:span></text:span></text:p>
                  </table:table-cell>
                  <table:table-cell table:style-name="Tabla2.H1" office:value-type="string">
                    <text:p text:style-name="P31"><text:span text:style-name="Fuente_20_de_20_párrafo_20_predeter."><text:span text:style-name="T1">Importe</text:span></text:span></text:p>
                  </table:table-cell>
                </table:table-row>
              </table:table>
              <table:table table:name="Tabla7" table:style-name="Tabla7">
                <table:table-column table:style-name="Tabla7.A"/>
                <table:table-column table:style-name="Tabla7.B"/>
                <table:table-header-rows>
                  <table:table-row table:style-name="Tabla7.1">
                    <table:table-cell table:style-name="Tabla7.A1" office:value-type="string">
                      <table:table table:name="Tabla3" table:style-name="Tabla3">
                        <table:table-column table:style-name="Tabla3.A"/>
                        <table:table-column table:style-name="Tabla3.B"/>
                        <table:table-column table:style-name="Tabla3.C"/>
                        <table:table-column table:style-name="Tabla3.D"/>
                        <table:table-row>
                          <table:table-cell table:style-name="Tabla3.A1" table:number-columns-spanned="4" office:value-type="string">
                            <text:p text:style-name="P1"><text:text-input text:description="&lt;for each=&quot;line in (o.line_dr_ids + o.line_cr_ids).filtered(lambda r: r.amount != 0.0)&quot;&gt;">For each line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>
                          <table:table-cell table:style-name="Tabla3.A2" office:value-type="string">
                            <text:p text:style-name="P1"><text:text-input text:description="&lt;line.move_line_id.ref&gt;">21654321613</text:text-input></text:p>
                          </table:table-cell>
                          <table:table-cell table:style-name="Tabla3.A2" office:value-type="string">
                            <text:p text:style-name="P1"><text:text-input text:description="&lt;formatLang(line.move_line_id.date_maturity, date=True)&gt;">19/12/1984</text:text-input></text:p>
                          </table:table-cell>
                          <table:table-cell table:style-name="Tabla3.A2" office:value-type="string">
                            <text:p text:style-name="P1"><text:text-input text:description="&lt;formatLang(line.amount_unreconciled)&gt;">21654321613</text:text-input></text:p>
                          </table:table-cell>
                          <table:table-cell table:style-name="Tabla3.D2" office:value-type="string">
                            <text:p text:style-name="P1"><text:text-input text:description="&lt;formatLang(line.signed_amount)&gt;">216543216</text:text-input></text:p>
                          </table:table-cell>
                        </table:table-row>
                        <table:table-row>
                          <table:table-cell table:style-name="Tabla3.D2" table:number-columns-spanned="4" office:value-type="string">
                            <text:p text:style-name="P2"><text:text-input text:description="&lt;/for&gt;">End For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>
                          <table:table-cell table:style-name="Tabla3.D2" table:number-columns-spanned="4" office:value-type="string">
                            <text:p text:style-name="P1"><text:text-input text:description="&lt;if test=&quot;o.writeoff_amount and o.payment_option == 'without_writeoff'&quot;&gt;&lt;formatLang(o.writeoff_amount)&gt;">if o.keeopenamount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 table:style-name="Tabla3.5">
                          <table:table-cell table:style-name="Tabla3.A2" office:value-type="string">
                            <text:p text:style-name="P1">A cuenta</text:p>
                          </table:table-cell>
                          <table:table-cell table:style-name="Tabla3.A2" office:value-type="string">
                            <text:p text:style-name="P1"/>
                          </table:table-cell>
                          <table:table-cell table:style-name="Tabla3.A2" office:value-type="string">
                            <text:p text:style-name="P1"><text:text-input text:description="&lt;formatLang(o.writeoff_amount)&gt;">a cuenta</text:text-input></text:p>
                          </table:table-cell>
                          <table:table-cell table:style-name="Tabla3.D2" office:value-type="string">
                            <text:p text:style-name="P1"/>
                          </table:table-cell>
                        </table:table-row>
                        <table:table-row table:style-name="Tabla3.5">
                          <table:table-cell table:style-name="Tabla3.D2" table:number-columns-spanned="4" office:value-type="string">
                            <text:p text:style-name="P2"><text:text-input text:description="&lt;/if&gt;">/if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 table:style-name="Tabla3.5">
                          <table:table-cell table:style-name="Tabla3.D2" table:number-columns-spanned="4" office:value-type="string">
                            <text:p text:style-name="P1"><text:text-input text:description="&lt;if test=&quot;o.writeoff_amount and o.payment_option == 'with_writeoff'&quot;&gt;">if o.writeoff_amount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 table:style-name="Tabla3.5">
                          <table:table-cell table:style-name="Tabla3.A2" office:value-type="string">
                            <text:p text:style-name="P1"><text:text-input text:description="&lt;o.comment&gt;">Comment</text:text-input></text:p>
                          </table:table-cell>
                          <table:table-cell table:style-name="Tabla3.A2" office:value-type="string">
                            <text:p text:style-name="P1"/>
                          </table:table-cell>
                          <table:table-cell table:style-name="Tabla3.A2" office:value-type="string">
                            <text:p text:style-name="P1"><text:text-input text:description="&lt;formatLang(o.writeoff_amount)&gt;">ajuste</text:text-input></text:p>
                          </table:table-cell>
                          <table:table-cell table:style-name="Tabla3.D2" office:value-type="string">
                            <text:p text:style-name="P1"/>
                          </table:table-cell>
                        </table:table-row>
                        <table:table-row table:style-name="Tabla3.9">
                          <table:table-cell table:style-name="Tabla3.D2" table:number-columns-spanned="4" office:value-type="string">
                            <text:p text:style-name="P2"><text:text-input text:description="&lt;/if&gt;">/if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</table:table>
                      <text:p text:style-name="P17"/>
                    </table:table-cell>
                    <table:table-cell table:style-name="Tabla7.A1" office:value-type="string">
                      <table:table table:name="Tabla4" table:style-name="Tabla4">
                        <table:table-column table:style-name="Tabla4.A"/>
                        <table:table-column table:style-name="Tabla4.B"/>
                        <table:table-column table:style-name="Tabla4.C"/>
                        <table:table-row>
                          <table:table-cell table:style-name="Tabla4.A1" table:number-columns-spanned="3" office:value-type="string">
                            <text:p text:style-name="P1"><text:text-input text:description="&lt;for each=&quot;line in (o.received_third_check_ids + o.issued_check_ids + o.delivered_third_check_ids)&quot;&gt;">For each line</text:text-input></text:p>
                          </table:table-cell>
                          <table:covered-table-cell/>
                          <table:covered-table-cell/>
                        </table:table-row>
                        <table:table-row>
                          <table:table-cell table:style-name="Tabla4.A2" office:value-type="string">
                            <text:p text:style-name="P1"><text:text-input text:description="&lt;line.name&gt;">21654321613</text:text-input> </text:p>
                          </table:table-cell>
                          <table:table-cell table:style-name="Tabla4.A2" office:value-type="string">
                            <text:p text:style-name="P1"><text:text-input text:description="&lt;line.bank_id.name&gt;">21654321613</text:text-input></text:p>
                          </table:table-cell>
                          <table:table-cell table:style-name="Tabla4.C2" office:value-type="string">
                            <text:p text:style-name="P1"><text:text-input text:description="&lt;formatLang(line.amount)&gt;">65432161</text:text-input></text:p>
                          </table:table-cell>
                        </table:table-row>
                        <table:table-row>
                          <table:table-cell table:style-name="Tabla4.C2" table:number-columns-spanned="3" office:value-type="string">
                            <text:p text:style-name="P1"><text:text-input text:description="&lt;/for&gt;">End For</text:text-input></text:p>
                          </table:table-cell>
                          <table:covered-table-cell/>
                          <table:covered-table-cell/>
                        </table:table-row>
                      </table:table>
                      <text:p text:style-name="P5"/>
                    </table:table-cell>
                  </table:table-row>
                </table:table-header-rows>
              </table:table>
              <text:p text:style-name="P39"/>
              <table:table table:name="Tabla8" table:style-name="Tabla8">
                <table:table-column table:style-name="Tabla8.A"/>
                <table:table-column table:style-name="Tabla8.B"/>
                <table:table-column table:style-name="Tabla8.C"/>
                <table:table-column table:style-name="Tabla8.D"/>
                <table:table-column table:style-name="Tabla8.E"/>
                <table:table-column table:style-name="Tabla8.F"/>
                <table:table-column table:style-name="Tabla8.G"/>
                <table:table-column table:style-name="Tabla8.H"/>
                <table:table-column table:style-name="Tabla8.I"/>
                <table:table-column table:style-name="Tabla8.J"/>
                <table:table-column table:style-name="Tabla8.K"/>
                <table:table-row table:style-name="Tabla8.1">
                  <table:table-cell table:style-name="Tabla8.A1" table:number-columns-spanned="2" office:value-type="string">
                    <text:p text:style-name="P27"/>
                  </table:table-cell>
                  <table:covered-table-cell/>
                  <table:table-cell table:style-name="Tabla8.C1" office:value-type="string">
                    <text:p text:style-name="P34">Total</text:p>
                  </table:table-cell>
                  <table:table-cell table:style-name="Tabla8.C1" table:number-columns-spanned="3" office:value-type="string">
                    <text:p text:style-name="P19"><text:text-input text:description="&lt;formatLang(o.amount)&gt;">9.999,50</text:text-input></text:p>
                  </table:table-cell>
                  <table:covered-table-cell/>
                  <table:covered-table-cell/>
                  <table:table-cell table:style-name="Tabla8.A1" office:value-type="string">
                    <text:p text:style-name="P27"/>
                  </table:table-cell>
                  <table:table-cell table:style-name="Tabla8.H1" table:number-rows-spanned="3" table:number-columns-spanned="2" office:value-type="string">
                    <text:p text:style-name="P36"/>
                    <text:p text:style-name="P37"/>
                    <text:p text:style-name="P38"><text:text-input text:description="&lt;o.journal_id&gt;">9.999,50</text:text-input></text:p>
                  </table:table-cell>
                  <table:covered-table-cell/>
                  <table:table-cell table:style-name="Tabla8.H1" table:number-rows-spanned="3" office:value-type="string">
                    <text:p text:style-name="P22"/>
                    <text:p text:style-name="P28"/>
                    <text:p text:style-name="P28"><text:text-input text:description="&lt;o.net_amount&gt;">9.999,50</text:text-input></text:p>
                  </table:table-cell>
                  <table:table-cell table:style-name="Tabla8.A1" office:value-type="string">
                    <text:p text:style-name="P27"/>
                  </table:table-cell>
                </table:table-row>
                <table:table-row table:style-name="Tabla8.2">
                  <table:table-cell table:style-name="Tabla8.A1" office:value-type="string">
                    <text:p text:style-name="P27"/>
                  </table:table-cell>
                  <table:table-cell table:style-name="Tabla8.A1" table:number-rows-spanned="3" table:number-columns-spanned="5" office:value-type="string">
                    <text:p text:style-name="P3"/>
                  </table:table-cell>
                  <table:covered-table-cell/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7"/>
                  </table:table-cell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7"/>
                  </table:table-cell>
                </table:table-row>
                <table:table-row table:style-name="Tabla8.3">
                  <table:table-cell table:style-name="Tabla8.A1" office:value-type="string">
                    <text:p text:style-name="P27"/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7"/>
                  </table:table-cell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7"/>
                  </table:table-cell>
                </table:table-row>
                <table:table-row table:style-name="Tabla8.4">
                  <table:table-cell table:style-name="Tabla8.A1" office:value-type="string">
                    <text:p text:style-name="P27"/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7"/>
                  </table:table-cell>
                  <table:table-cell table:style-name="Tabla8.H1" table:number-columns-spanned="2" office:value-type="string">
                    <text:p text:style-name="P35">TOTAL</text:p>
                  </table:table-cell>
                  <table:covered-table-cell/>
                  <table:table-cell table:style-name="Tabla8.H1" office:value-type="string">
                    <text:p text:style-name="P19"><text:text-input text:description="&lt;formatLang(o.amount)&gt;">9.999,50</text:text-input></text:p>
                  </table:table-cell>
                  <table:table-cell table:style-name="Tabla8.A1" office:value-type="string">
                    <text:p text:style-name="P21"/>
                  </table:table-cell>
                </table:table-row>
                <table:table-row table:style-name="Tabla8.5">
                  <table:table-cell table:style-name="Tabla8.A1" table:number-columns-spanned="2" office:value-type="string">
                    <text:p text:style-name="P24"><text:span text:style-name="Fuente_20_de_20_párrafo_20_predeter."><text:span text:style-name="T20"/></text:span></text:p>
                  </table:table-cell>
                  <table:covered-table-cell/>
                  <table:table-cell table:style-name="Tabla8.A1" office:value-type="string">
                    <text:p text:style-name="P27"/>
                  </table:table-cell>
                  <table:table-cell table:style-name="Tabla8.C1" table:number-columns-spanned="7" office:value-type="string">
                    <text:p text:style-name="P25"><text:span text:style-name="Fuente_20_de_20_párrafo_20_predeter."><text:span text:style-name="T6">So</text:span></text:span><text:span text:style-name="Fuente_20_de_20_párrafo_20_predeter."><text:span text:style-name="T7">n</text:span></text:span><text:span text:style-name="Fuente_20_de_20_párrafo_20_predeter."><text:span text:style-name="T20">: </text:span></text:span><text:span text:style-name="Fuente_20_de_20_párrafo_20_predeter."><text:span text:style-name="T20"><text:text-input text:description="&lt;number_to_string(o.amount)&gt;">veinte pesos</text:text-input></text:span></text:span><text:span text:style-name="Fuente_20_de_20_párrafo_20_predeter."><text:span text:style-name="T20"> </text:span></text:span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4"/>
                  </table:table-cell>
                </table:table-row>
                <table:table-row table:style-name="Tabla8.6">
                  <table:table-cell table:style-name="Tabla8.A1" office:value-type="string">
                    <text:p text:style-name="P9"><text:span text:style-name="Fuente_20_de_20_párrafo_20_predeter."/></text:p>
                  </table:table-cell>
                  <table:table-cell table:style-name="Tabla8.A1" table:number-columns-spanned="3" office:value-type="string">
                    <text:p text:style-name="P6"><text:span text:style-name="T29">OBSERVACIONES</text:span>: <text:span text:style-name="T17"><text:placeholder text:placeholder-type="text">&lt;o.narration&gt;</text:placeholder></text:span></text:p>
                  </table:table-cell>
                  <table:covered-table-cell/>
                  <table:covered-table-cell/>
                  <table:table-cell table:style-name="Tabla8.A1" office:value-type="string">
                    <text:p text:style-name="P16"/>
                  </table:table-cell>
                  <table:table-cell table:style-name="Tabla8.H1" table:number-columns-spanned="3" office:value-type="string">
                    <text:p text:style-name="P8"><text:s text:c="29"/></text:p>
                    <text:p text:style-name="P10"><text:span text:style-name="Fuente_20_de_20_párrafo_20_predeter."><text:span text:style-name="T5">Firma</text:span></text:span></text:p>
                  </table:table-cell>
                  <table:covered-table-cell/>
                  <table:covered-table-cell/>
                  <table:table-cell table:style-name="Tabla8.H1" table:number-columns-spanned="2" office:value-type="string">
                    <text:p text:style-name="P11"><text:span text:style-name="Fuente_20_de_20_párrafo_20_predeter."><text:span text:style-name="T30"><text:s text:c="14"/>____ <text:s text:c="8"/></text:span></text:span></text:p>
                    <text:p text:style-name="P12"><text:span text:style-name="Fuente_20_de_20_párrafo_20_predeter."><text:span text:style-name="T8">Aclaración</text:span></text:span></text:p>
                  </table:table-cell>
                  <table:covered-table-cell/>
                  <table:table-cell table:style-name="Tabla8.A1" office:value-type="string">
                    <text:p text:style-name="P16"/>
                  </table:table-cell>
                </table:table-row>
              </table:table>
              <text:p text:style-name="P40"/>
            </table:table-cell>
          </table:table-row>
        </table:table-header-rows>
      </table:table>
      <text:p text:style-name="P49"><text:span text:style-name="T26"><text:s text:c="74"/>Recibo</text:span><text:span text:style-name="T27"> N.º </text:span><text:span text:style-name="T28"><text:text-input text:description="&lt;o.document_number[5:18]&gt;">65432161</text:text-input></text:span></text:p>
      <text:p text:style-name="P48"><text:span text:style-name="T15"><text:s text:c="48"/></text:span><text:span text:style-name="T15"><text:placeholder text:placeholder-type="text">&lt;o.date&gt;</text:placeholder></text:span></text:p>
      <text:p text:style-name="P47"/>
      <text:p text:style-name="P29"/>
      <text:p text:style-name="Text_20_body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1"><text:span text:style-name="T31"><text:text-input text:description="&lt;choose&gt;">ch</text:text-input></text:span><text:span text:style-name="T31"><text:text-input text:description="&lt;when test=&quot;o.type=='payment'&quot;&gt;">wP</text:text-input></text:span><text:span text:style-name="T31">Proveedor</text:span><text:span text:style-name="T31"><text:text-input text:description="&lt;/when&gt;">/w</text:text-input></text:span><text:span text:style-name="T31"><text:text-input text:description="&lt;when test=&quot;o.type=='receipt'&quot;&gt;">wR</text:text-input></text:span><text:span text:style-name="T32">Socio</text:span><text:span text:style-name="T31"><text:text-input text:description="&lt;/when&gt;">/w</text:text-input></text:span><text:span text:style-name="T31"><text:text-input text:description="&lt;/choose&gt;">/ch</text:text-input></text:span><text:span text:style-name="T22">:</text:span><text:span text:style-name="T23"> </text:span><text:span text:style-name="T12"><text:placeholder text:placeholder-type="text">&lt;o.partner_id.commercial_partner_id.name&gt;</text:placeholder></text:span></text:p>
            <text:p text:style-name="P42"><text:span text:style-name="T4">Dirección</text:span><text:span text:style-name="T19">: </text:span><text:span text:style-name="T19"><text:placeholder text:placeholder-type="text">&lt;partner_address(o.partner_id.commercial_partner_id)&gt;</text:placeholder></text:span></text:p>
            <text:p text:style-name="P43"><text:span text:style-name="T21">Cond IVA</text:span><text:span text:style-name="T22">:</text:span><text:span text:style-name="T23"> </text:span><text:span text:style-name="T12"><text:placeholder text:placeholder-type="text">&lt;o.partner_id.commercial_partner_id.responsability_id.name&gt;</text:placeholder></text:span></text:p>
            <text:p text:style-name="P44"><text:span text:style-name="T4">CUIT</text:span><text:span text:style-name="T18">: </text:span><text:span text:style-name="T18"><text:placeholder text:placeholder-type="text">&lt;o.partner_id.commercial_partner_id.formated_vat&gt;</text:placeholder></text:span></text:p>
          </table:table-cell>
          <table:table-cell table:style-name="Tabla1.B1" office:value-type="string">
            <text:p text:style-name="P23"><text:span text:style-name="T21">Teléfono</text:span><text:span text:style-name="T22">:</text:span><text:span text:style-name="T23"> </text:span><text:span text:style-name="T12"><text:placeholder text:placeholder-type="text">&lt;o.partner_id.commercial_partner_id.phone&gt;</text:placeholder></text:span></text:p>
            <text:p text:style-name="P18"><text:span text:style-name="T21">Mail</text:span><text:span text:style-name="T22">:</text:span><text:span text:style-name="T23"> </text:span><text:span text:style-name="T12"><text:placeholder text:placeholder-type="text">&lt;o.partner_id.commercial_partner_id.email&gt;</text:placeholder></text:span></text:p>
            <text:p text:style-name="P15"><text:span text:style-name="T11"><text:placeholder text:placeholder-type="text">&lt;if test="o.partner_id.parent_id"&gt;</text:placeholder></text:span><text:span text:style-name="T11">Enviar a</text:span><text:span text:style-name="T12">: </text:span><text:span text:style-name="T12"><text:placeholder text:placeholder-type="text">&lt;o.partner_id.name&gt;</text:placeholder></text:span><text:span text:style-name="T12"> - </text:span><text:span text:style-name="T10"><text:placeholder text:placeholder-type="text">&lt;partner_address(o.partner_id)&gt;</text:placeholder></text:span><text:span text:style-name="T12"><text:placeholder text:placeholder-type="text">&lt;/if&gt;</text:placeholder></text:span></text:p>
            <text:p text:style-name="P13"><text:span text:style-name="T12">Producto:</text:span><text:span text:style-name="T10"><text:placeholder text:placeholder-type="text">&lt;', '.join(o.partner_id.owned_craft_ids.mapped('product_id.product_tmpl_id.name'))&gt;</text:placeholder></text:span></text:p>
            <text:p text:style-name="P4"><text:span text:style-name="T37">Embarcación: </text:span><text:placeholder text:placeholder-type="text">&lt;', '.join(o.partner_id.owned_craft_ids.mapped('name'))&gt;</text:placeholder></text:p>
          </table:table-cell>
        </table:table-row>
      </table:table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column table:style-name="Tabla12.F"/>
        <table:table-column table:style-name="Tabla12.G"/>
        <table:table-column table:style-name="Tabla12.H"/>
        <table:table-row table:style-name="Tabla12.1">
          <table:table-cell table:style-name="Tabla12.A1" office:value-type="string">
            <text:p text:style-name="P32"><text:span text:style-name="Fuente_20_de_20_párrafo_20_predeter."><text:span text:style-name="T2">Descripción</text:span></text:span></text:p>
          </table:table-cell>
          <table:table-cell table:style-name="Tabla12.B1" office:value-type="string">
            <text:p text:style-name="P31"><text:span text:style-name="Fuente_20_de_20_párrafo_20_predeter."><text:span text:style-name="T1">Fecha de venc.</text:span></text:span></text:p>
          </table:table-cell>
          <table:table-cell table:style-name="Tabla12.B1" office:value-type="string">
            <text:p text:style-name="P33"><text:span text:style-name="Fuente_20_de_20_párrafo_20_predeter."><text:span text:style-name="T3">Saldo</text:span></text:span></text:p>
          </table:table-cell>
          <table:table-cell table:style-name="Tabla12.B1" office:value-type="string">
            <text:p text:style-name="P33"><text:span text:style-name="Fuente_20_de_20_párrafo_20_predeter."><text:span text:style-name="T3">Pagado</text:span></text:span></text:p>
          </table:table-cell>
          <table:table-cell table:style-name="Tabla12.B1" office:value-type="string">
            <text:p text:style-name="P31"/>
          </table:table-cell>
          <table:table-cell table:style-name="Tabla12.B1" office:value-type="string">
            <text:p text:style-name="P31"><text:span text:style-name="Fuente_20_de_20_párrafo_20_predeter."><text:span text:style-name="T1">N Cheque</text:span></text:span></text:p>
          </table:table-cell>
          <table:table-cell table:style-name="Tabla12.B1" office:value-type="string">
            <text:p text:style-name="P31"><text:span text:style-name="Fuente_20_de_20_párrafo_20_predeter."><text:span text:style-name="T1">Banco</text:span></text:span></text:p>
          </table:table-cell>
          <table:table-cell table:style-name="Tabla12.H1" office:value-type="string">
            <text:p text:style-name="P31"><text:span text:style-name="Fuente_20_de_20_párrafo_20_predeter."><text:span text:style-name="T1">Importe</text:span></text:span></text:p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row>
          <table:table-cell office:value-type="string"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column table:style-name="Tabla6.D"/>
              <table:table-row>
                <table:table-cell table:style-name="Tabla6.A1" table:number-columns-spanned="4" office:value-type="string">
                  <text:p text:style-name="P1"><text:text-input text:description="&lt;for each=&quot;line in (o.line_dr_ids + o.line_cr_ids).filtered(lambda r: r.amount != 0.0)&quot;&gt;">For each line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A2" office:value-type="string">
                  <text:p text:style-name="P1"><text:text-input text:description="&lt;line.move_line_id.ref&gt;">21654321613</text:text-input></text:p>
                </table:table-cell>
                <table:table-cell table:style-name="Tabla6.A2" office:value-type="string">
                  <text:p text:style-name="P1"><text:text-input text:description="&lt;formatLang(line.move_line_id.date_maturity, date=True)&gt;">19/12/1984</text:text-input></text:p>
                </table:table-cell>
                <table:table-cell table:style-name="Tabla6.A2" office:value-type="string">
                  <text:p text:style-name="P1"><text:text-input text:description="&lt;formatLang(line.amount_unreconciled)&gt;">21654321613</text:text-input></text:p>
                </table:table-cell>
                <table:table-cell table:style-name="Tabla6.D2" office:value-type="string">
                  <text:p text:style-name="P1"><text:text-input text:description="&lt;formatLang(line.signed_amount)&gt;">216543216</text:text-input></text:p>
                </table:table-cell>
              </table:table-row>
              <table:table-row>
                <table:table-cell table:style-name="Tabla6.D2" table:number-columns-spanned="4" office:value-type="string">
                  <text:p text:style-name="P2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D2" table:number-columns-spanned="4" office:value-type="string">
                  <text:p text:style-name="P1"><text:text-input text:description="&lt;if test=&quot;o.writeoff_amount and o.payment_option == 'without_writeoff'&quot;&gt;&lt;formatLang(o.writeoff_amount)&gt;">if o.keeopenamount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A2" office:value-type="string">
                  <text:p text:style-name="P1">A cuenta</text:p>
                </table:table-cell>
                <table:table-cell table:style-name="Tabla6.A2" office:value-type="string">
                  <text:p text:style-name="P1"/>
                </table:table-cell>
                <table:table-cell table:style-name="Tabla6.A2" office:value-type="string">
                  <text:p text:style-name="P1"><text:text-input text:description="&lt;formatLang(o.writeoff_amount)&gt;">a cuenta</text:text-input></text:p>
                </table:table-cell>
                <table:table-cell table:style-name="Tabla6.D2" office:value-type="string">
                  <text:p text:style-name="P1"/>
                </table:table-cell>
              </table:table-row>
              <table:table-row>
                <table:table-cell table:style-name="Tabla6.D2" table:number-columns-spanned="4" office:value-type="string">
                  <text:p text:style-name="P2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D2" table:number-columns-spanned="4" office:value-type="string">
                  <text:p text:style-name="P1"><text:text-input text:description="&lt;if test=&quot;o.writeoff_amount and o.payment_option == 'with_writeoff'&quot;&gt;">if o.writeoff_amount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A2" office:value-type="string">
                  <text:p text:style-name="P1"><text:text-input text:description="&lt;o.comment&gt;">Comment</text:text-input></text:p>
                </table:table-cell>
                <table:table-cell table:style-name="Tabla6.A2" office:value-type="string">
                  <text:p text:style-name="P1"/>
                </table:table-cell>
                <table:table-cell table:style-name="Tabla6.A2" office:value-type="string">
                  <text:p text:style-name="P1"><text:text-input text:description="&lt;formatLang(o.writeoff_amount)&gt;">ajuste</text:text-input></text:p>
                </table:table-cell>
                <table:table-cell table:style-name="Tabla6.D2" office:value-type="string">
                  <text:p text:style-name="P1"/>
                </table:table-cell>
              </table:table-row>
              <table:table-row>
                <table:table-cell table:style-name="Tabla6.D2" table:number-columns-spanned="4" office:value-type="string">
                  <text:p text:style-name="P2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  <table:table-cell office:value-type="string">
            <table:table table:name="Tabla11" table:style-name="Tabla11">
              <table:table-column table:style-name="Tabla11.A"/>
              <table:table-column table:style-name="Tabla11.B"/>
              <table:table-column table:style-name="Tabla11.C"/>
              <table:table-row>
                <table:table-cell table:style-name="Tabla11.A1" table:number-columns-spanned="3" office:value-type="string">
                  <text:p text:style-name="P1"><text:text-input text:description="&lt;for each=&quot;line in (o.received_third_check_ids + o.issued_check_ids + o.delivered_third_check_ids)&quot;&gt;">For each line</text:text-input></text:p>
                </table:table-cell>
                <table:covered-table-cell/>
                <table:covered-table-cell/>
              </table:table-row>
              <table:table-row>
                <table:table-cell table:style-name="Tabla11.A2" office:value-type="string">
                  <text:p text:style-name="P1"><text:text-input text:description="&lt;line.name&gt;">21654321613</text:text-input> </text:p>
                </table:table-cell>
                <table:table-cell table:style-name="Tabla11.A2" office:value-type="string">
                  <text:p text:style-name="P1"><text:text-input text:description="&lt;line.bank_id.name&gt;">21654321613</text:text-input></text:p>
                </table:table-cell>
                <table:table-cell table:style-name="Tabla11.C2" office:value-type="string">
                  <text:p text:style-name="P1"><text:text-input text:description="&lt;formatLang(line.amount)&gt;">65432161</text:text-input></text:p>
                </table:table-cell>
              </table:table-row>
              <table:table-row>
                <table:table-cell table:style-name="Tabla11.C2" table:number-columns-spanned="3" office:value-type="string">
                  <text:p text:style-name="P1"><text:text-input text:description="&lt;/for&gt;">End For</text:text-input>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P29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column table:style-name="Tabla14.F"/>
        <table:table-column table:style-name="Tabla14.G"/>
        <table:table-column table:style-name="Tabla14.H"/>
        <table:table-column table:style-name="Tabla14.I"/>
        <table:table-column table:style-name="Tabla14.J"/>
        <table:table-column table:style-name="Tabla14.K"/>
        <table:table-row table:style-name="Tabla14.1">
          <table:table-cell table:style-name="Tabla14.A1" table:number-columns-spanned="2" office:value-type="string">
            <text:p text:style-name="P27"/>
          </table:table-cell>
          <table:covered-table-cell/>
          <table:table-cell table:style-name="Tabla14.C1" office:value-type="string">
            <text:p text:style-name="P34">Total</text:p>
          </table:table-cell>
          <table:table-cell table:style-name="Tabla14.C1" table:number-columns-spanned="3" office:value-type="string">
            <text:p text:style-name="P20"><text:text-input text:description="&lt;formatLang(o.amount)&gt;">9.999,50</text:text-input></text:p>
          </table:table-cell>
          <table:covered-table-cell/>
          <table:covered-table-cell/>
          <table:table-cell table:style-name="Tabla14.A1" office:value-type="string">
            <text:p text:style-name="P27"/>
          </table:table-cell>
          <table:table-cell table:style-name="Tabla14.C1" table:number-rows-spanned="3" table:number-columns-spanned="2" office:value-type="string">
            <text:p text:style-name="P36"/>
            <text:p text:style-name="P37"/>
            <text:p text:style-name="P38"><text:text-input text:description="&lt;o.journal_id&gt;">9.999,50</text:text-input></text:p>
          </table:table-cell>
          <table:covered-table-cell/>
          <table:table-cell table:style-name="Tabla14.C1" table:number-rows-spanned="3" office:value-type="string">
            <text:p text:style-name="P22"/>
            <text:p text:style-name="P28"/>
            <text:p text:style-name="P28"><text:text-input text:description="&lt;o.net_amount&gt;">9.999,50</text:text-input></text:p>
          </table:table-cell>
          <table:table-cell table:style-name="Tabla14.A1" office:value-type="string">
            <text:p text:style-name="P27"/>
          </table:table-cell>
        </table:table-row>
        <table:table-row table:style-name="Tabla14.2">
          <table:table-cell table:style-name="Tabla14.A1" office:value-type="string">
            <text:p text:style-name="P27"/>
          </table:table-cell>
          <table:table-cell table:style-name="Tabla14.A1" table:number-rows-spanned="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Tabla14.A1" office:value-type="string">
            <text:p text:style-name="P27"/>
          </table:table-cell>
          <table:covered-table-cell/>
          <table:covered-table-cell/>
          <table:covered-table-cell/>
          <table:table-cell table:style-name="Tabla14.A1" office:value-type="string">
            <text:p text:style-name="P27"/>
          </table:table-cell>
        </table:table-row>
        <table:table-row table:style-name="Tabla14.3">
          <table:table-cell table:style-name="Tabla14.A1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table-cell table:style-name="Tabla14.A1" office:value-type="string">
            <text:p text:style-name="P27"/>
          </table:table-cell>
          <table:covered-table-cell/>
          <table:covered-table-cell/>
          <table:covered-table-cell/>
          <table:table-cell table:style-name="Tabla14.A1" office:value-type="string">
            <text:p text:style-name="P27"/>
          </table:table-cell>
        </table:table-row>
        <table:table-row table:style-name="Tabla14.4">
          <table:table-cell table:style-name="Tabla14.A1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table-cell table:style-name="Tabla14.A1" office:value-type="string">
            <text:p text:style-name="P27"/>
          </table:table-cell>
          <table:table-cell table:style-name="Tabla14.H4" table:number-columns-spanned="2" office:value-type="string">
            <text:p text:style-name="P35">TOTAL</text:p>
          </table:table-cell>
          <table:covered-table-cell/>
          <table:table-cell table:style-name="Tabla14.H4" office:value-type="string">
            <text:p text:style-name="P19"><text:text-input text:description="&lt;formatLang(o.amount)&gt;">9.999,50</text:text-input></text:p>
          </table:table-cell>
          <table:table-cell table:style-name="Tabla14.A1" office:value-type="string">
            <text:p text:style-name="P21"/>
          </table:table-cell>
        </table:table-row>
        <text:soft-page-break/>
        <table:table-row table:style-name="Tabla14.5">
          <table:table-cell table:style-name="Tabla14.A1" table:number-columns-spanned="2" office:value-type="string">
            <text:p text:style-name="P24"><text:span text:style-name="Fuente_20_de_20_párrafo_20_predeter."><text:span text:style-name="T20"/></text:span></text:p>
            <text:p text:style-name="P24"><text:span text:style-name="Fuente_20_de_20_párrafo_20_predeter."><text:span text:style-name="T20"/></text:span></text:p>
            <text:p text:style-name="P24"><text:span text:style-name="Fuente_20_de_20_párrafo_20_predeter."><text:span text:style-name="T20"/></text:span></text:p>
          </table:table-cell>
          <table:covered-table-cell/>
          <table:table-cell table:style-name="Tabla14.A1" office:value-type="string">
            <text:p text:style-name="P27"/>
          </table:table-cell>
          <table:table-cell table:style-name="Tabla14.C1" table:number-columns-spanned="7" office:value-type="string">
            <text:p text:style-name="P26"><text:span text:style-name="Fuente_20_de_20_párrafo_20_predeter."><text:span text:style-name="T6">So</text:span></text:span><text:span text:style-name="Fuente_20_de_20_párrafo_20_predeter."><text:span text:style-name="T7">n</text:span></text:span><text:span text:style-name="Fuente_20_de_20_párrafo_20_predeter."><text:span text:style-name="T20">: </text:span></text:span><text:span text:style-name="Fuente_20_de_20_párrafo_20_predeter."><text:span text:style-name="T20"><text:text-input text:description="&lt;number_to_string(o.amount)&gt;">veinte pesos</text:text-input></text:span></text:span><text:span text:style-name="Fuente_20_de_20_párrafo_20_predeter."><text:span text:style-name="T20">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4.A1" office:value-type="string">
            <text:p text:style-name="P24"/>
          </table:table-cell>
        </table:table-row>
        <table:table-row table:style-name="Tabla14.6">
          <table:table-cell table:style-name="Tabla14.A1" office:value-type="string">
            <text:p text:style-name="P9"><text:span text:style-name="Fuente_20_de_20_párrafo_20_predeter."/></text:p>
          </table:table-cell>
          <table:table-cell table:style-name="Tabla14.A1" table:number-columns-spanned="3" office:value-type="string">
            <text:p text:style-name="P7"><text:span text:style-name="T29">OBSERVACIONES</text:span>: <text:span text:style-name="T17"><text:placeholder text:placeholder-type="text">&lt;o.narration&gt;</text:placeholder></text:span></text:p>
          </table:table-cell>
          <table:covered-table-cell/>
          <table:covered-table-cell/>
          <table:table-cell table:style-name="Tabla14.A1" office:value-type="string">
            <text:p text:style-name="P16"/>
          </table:table-cell>
          <table:table-cell table:style-name="Tabla14.H4" table:number-columns-spanned="3" office:value-type="string">
            <text:p text:style-name="P8"><text:s text:c="29"/></text:p>
            <text:p text:style-name="P10"><text:span text:style-name="Fuente_20_de_20_párrafo_20_predeter."><text:span text:style-name="T5">Firma</text:span></text:span></text:p>
          </table:table-cell>
          <table:covered-table-cell/>
          <table:covered-table-cell/>
          <table:table-cell table:style-name="Tabla14.H4" table:number-columns-spanned="2" office:value-type="string">
            <text:p text:style-name="P11"><text:span text:style-name="Fuente_20_de_20_párrafo_20_predeter."><text:span text:style-name="T30"><text:s text:c="14"/>____ <text:s text:c="8"/></text:span></text:span></text:p>
            <text:p text:style-name="P12"><text:span text:style-name="Fuente_20_de_20_párrafo_20_predeter."><text:span text:style-name="T8">Aclaración</text:span></text:span></text:p>
          </table:table-cell>
          <table:covered-table-cell/>
          <table:table-cell table:style-name="Tabla14.A1" office:value-type="string">
            <text:p text:style-name="P1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10-21T10:15:37</meta:creation-date>
    <dc:date>2015-12-30T14:20:12.399174854</dc:date>
    <meta:editing-duration>PT8H36M17S</meta:editing-duration>
    <meta:editing-cycles>169</meta:editing-cycles>
    <meta:generator>LibreOffice/4.4.6.3$Linux_X86_64 LibreOffice_project/40m0$Build-3</meta:generator>
    <meta:document-statistic meta:table-count="13" meta:image-count="0" meta:object-count="0" meta:page-count="2" meta:paragraph-count="98" meta:word-count="300" meta:character-count="2453" meta:non-whitespace-character-count="2010"/>
  </office:meta>
</office:document-meta>
</file>